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落ちついたか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Have you calmed down?</text:p>
          </table:table-cell>
          <table:table-cell table:number-columns-repeated="1020"/>
        </table:table-row>
        <table:table-row>
          <table:table-cell table:style-name="ce0" office:value-type="string">
            <text:p>ほんと、ごめんね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'm really sorry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、元はと言えばわたしが空気を
　読まずに連れまわしちゃったのが原因
　ですからー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Not at all, it was my fault for not reading the
atmosphere, and leading you here and
there—..."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言わなかったわたしが一番
悪いんだよ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 was the one at fault for not saying anything
in the first place...</text:p>
          </table:table-cell>
          <table:table-cell table:number-columns-repeated="1020"/>
        </table:table-row>
        <table:table-row>
          <table:table-cell table:style-name="ce0" office:value-type="string">
            <text:p>いろいろ不可思議なことがあって、気持ちが
混乱していたのもあるだろ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re were circumstances beyond your control,
and you simply got thrown off.</text:p>
          </table:table-cell>
          <table:table-cell table:number-columns-repeated="1020"/>
        </table:table-row>
        <table:table-row>
          <table:table-cell table:style-name="ce0" office:value-type="string">
            <text:p>俺も気が回らなかった部分に非があるのは
確か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ll take my share of the blame for that, as well.</text:p>
          </table:table-cell>
          <table:table-cell table:number-columns-repeated="1020"/>
        </table:table-row>
        <table:table-row>
          <table:table-cell table:style-name="ce0" office:value-type="string">
            <text:p>誰のせいにもせず、この一件は終わりにしよ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ow, let's put this incident behind us.</text:p>
          </table:table-cell>
          <table:table-cell table:number-columns-repeated="1020"/>
        </table:table-row>
        <table:table-row>
          <table:table-cell table:style-name="ce0" office:value-type="string">
            <text:p>うん・・・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eah...!</text:p>
          </table:table-cell>
          <table:table-cell table:number-columns-repeated="1020"/>
        </table:table-row>
        <table:table-row>
          <table:table-cell table:style-name="ce0" office:value-type="string">
            <text:p>店員、世話になった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nks for your care, lady.</text:p>
          </table:table-cell>
          <table:table-cell table:number-columns-repeated="1020"/>
        </table:table-row>
        <table:table-row>
          <table:table-cell table:style-name="ce0" office:value-type="string">
            <text:p>俺たちは地図を持って去った仲間を探しに
出発する。</text:p>
          </table:table-cell>
          <table:table-cell table:style-name="ce0" office:value-type="string">
            <text:p>Both choices</text:p>
          </table:table-cell>
          <table:table-cell table:style-name="ce0" office:value-type="string">
            <text:p>
</text:p>
          </table:table-cell>
          <table:table-cell table:style-name="ce0" office:value-type="string">
            <text:p>We'll be off to find the classmate of ours who
ran off with the ma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ーい！　気をつけて行ってくださいね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Of course—! Take care, okay—?"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何か物入りの際には、ぜひとも当店を
　ごひいきに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Please come by if you ever need anything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・・・あ！　そうだ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...Ah! I almost forgot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どうぞ、これをお持ちくださ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Please, take this!"</text:p>
          </table:table-cell>
          <table:table-cell table:number-columns-repeated="1020"/>
        </table:table-row>
        <table:table-row>
          <table:table-cell table:style-name="ce0" office:value-type="string">
            <text:p>【うまい水】×3
【オレンジジュース】×3
【20レン】
を手に入れた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Obtained
【Tasty Water】 ×3
【Orange Juice】 ×3
【20 Ren】!</text:p>
          </table:table-cell>
          <table:table-cell table:number-columns-repeated="1020"/>
        </table:table-row>
        <table:table-row>
          <table:table-cell table:style-name="ce0" office:value-type="string">
            <text:p>いい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Are you sur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今回のおわびも込めてですー！」</text:p>
          </table:table-cell>
          <table:table-cell table:style-name="ce0" office:value-type="string">
            <text:p>#1 only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eneral Store Clerk
"Certainly—! It includes an apology for today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体力を回復したい時に、便利ですよ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Those are really convenient whenever you
want to heal your body!"</text:p>
          </table:table-cell>
          <table:table-cell table:number-columns-repeated="1020"/>
        </table:table-row>
        <table:table-row>
          <table:table-cell table:style-name="ce0" office:value-type="string">
            <text:p>では、ありがたく頂戴す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n that case, we'll gratefully accept.</text:p>
          </table:table-cell>
          <table:table-cell table:number-columns-repeated="1020"/>
        </table:table-row>
        <table:table-row>
          <table:table-cell table:style-name="ce0" office:value-type="string">
            <text:p>わあ！　オレンジジュースだー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ah! Orange juice—!</text:p>
          </table:table-cell>
          <table:table-cell table:number-columns-repeated="1020"/>
        </table:table-row>
        <table:table-row>
          <table:table-cell table:style-name="ce0" office:value-type="string">
            <text:p>飲みすぎて、また粗相しないようにな。</text:p>
          </table:table-cell>
          <table:table-cell table:style-name="ce0" office:value-type="string">
            <text:p>Both events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Don't drink too much, or you'll have another
accident.</text:p>
          </table:table-cell>
          <table:table-cell table:number-columns-repeated="1020"/>
        </table:table-row>
        <table:table-row>
          <table:table-cell table:style-name="ce0" office:value-type="string">
            <text:p>し、し、しないもん！！</text:p>
          </table:table-cell>
          <table:table-cell table:style-name="ce0" office:value-type="string">
            <text:p>#1 only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I, I, I will not!!</text:p>
          </table:table-cell>
          <table:table-cell table:number-columns-repeated="1020"/>
        </table:table-row>
        <table:table-row>
          <table:table-cell table:style-name="ce0" office:value-type="string">
            <text:p>ど、どうもお騒がせしちゃいました・・・/////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I, I'm sorry for all the trouble... /////</text:p>
          </table:table-cell>
          <table:table-cell table:number-columns-repeated="1020"/>
        </table:table-row>
        <table:table-row>
          <table:table-cell table:style-name="ce0" office:value-type="string">
            <text:p>間に合ったのなら、何より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 made it, and that's what matters.</text:p>
          </table:table-cell>
          <table:table-cell table:number-columns-repeated="1020"/>
        </table:table-row>
        <table:table-row>
          <table:table-cell table:style-name="ce0" office:value-type="string">
            <text:p>次からは、恥ずかしがらずに申告してほし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From now on, I want you to tell me when you
need something. Don't be embarrassed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とは言え、やっぱり男の子の前でトイレを
　訴えるのは、恥ずかしいですよ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You say that, but it's pretty embarrassing to
say that you need the toilet in front of a boy—.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たしも仕事柄、催してもなかなか席を
　立てないことが多くて、我慢しちゃう辛さは
　よく分かりますし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In my line of work, I often can't leave my seat
even if I feel urge to go, so I know how hard it
is to hold it, too—."</text:p>
          </table:table-cell>
          <table:table-cell table:number-columns-repeated="1020"/>
        </table:table-row>
        <table:table-row>
          <table:table-cell table:style-name="ce0" office:value-type="string">
            <text:p>まあ、何事もなくて良かった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ll, at least this ended without incident.</text:p>
          </table:table-cell>
          <table:table-cell table:number-columns-repeated="1020"/>
        </table:table-row>
        <table:table-row>
          <table:table-cell table:style-name="ce0" office:value-type="string">
            <text:p>では店員、世話になったな。</text:p>
          </table:table-cell>
          <table:table-cell table:style-name="ce0" office:value-type="string">
            <text:p>Next: L10</text:p>
          </table:table-cell>
          <table:table-cell table:style-name="ce0" office:value-type="string">
            <text:p>
</text:p>
          </table:table-cell>
          <table:table-cell table:style-name="ce0" office:value-type="string">
            <text:p>Lady, thanks for your hel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空気を読まずに連れまわし
　ちゃったお詫びも込めてです！」</text:p>
          </table:table-cell>
          <table:table-cell table:style-name="ce0" office:value-type="string">
            <text:p>#2 only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eneral Store Clerk
"Of course—! It includes an apology for not
reading the atmosphere and pulling you
around everywhere!"</text:p>
          </table:table-cell>
          <table:table-cell table:number-columns-repeated="1020"/>
        </table:table-row>
        <table:table-row>
          <table:table-cell table:style-name="ce0" office:value-type="string">
            <text:p>し、し、してないもん！！　ちゃんと間に合った
もん！！！</text:p>
          </table:table-cell>
          <table:table-cell table:style-name="ce0" office:value-type="string">
            <text:p>#2 only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I, I, I did not have an accident!! I totally
made it!!!</text:p>
          </table:table-cell>
          <table:table-cell table:number-columns-repeated="1020"/>
        </table:table-row>
        <table:table-row>
          <table:table-cell table:style-name="ce0" office:value-type="string">
            <text:p>【メニューコマンド】と【キャラ会話】が
使用可能になりました。</text:p>
          </table:table-cell>
          <table:table-cell table:style-name="ce0" office:value-type="string">
            <text:p>After event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ained the ability to use 【Menu Commands】
and 【Chat】.</text:p>
          </table:table-cell>
          <table:table-cell table:number-columns-repeated="1020"/>
        </table:table-row>
        <table:table-row>
          <table:table-cell table:style-name="ce0" office:value-type="string">
            <text:p>【X】のキーを押すことによって、メニュー画面が
開き、アイテムの使用やステータスの確認が
できます。</text:p>
          </table:table-cell>
          <table:table-cell table:style-name="ce0"/>
          <table:table-cell table:style-name="ce0"/>
          <table:table-cell table:style-name="ce0" office:value-type="string">
            <text:p>By pressing the 【X】 key, the menu screen
will open, allowing you to use items, check
character statuses, and so on.</text:p>
          </table:table-cell>
          <table:table-cell table:number-columns-repeated="1020"/>
        </table:table-row>
        <table:table-row>
          <table:table-cell table:style-name="ce0" office:value-type="string">
            <text:p>【Z】のキーを押すことによって、行動を共に
しているキャラに話しかけることができます。
現在の目的などを確認できます。</text:p>
          </table:table-cell>
          <table:table-cell table:style-name="ce0"/>
          <table:table-cell table:style-name="ce0"/>
          <table:table-cell table:style-name="ce0" office:value-type="string">
            <text:p>By pressing the 【Z】 key, you can talk to the
characters in your party. This way, you can
confirm your current objective, and mo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